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31: "* Ein Schloss...?/",</text:p>
          </table:table-cell>
          <table:table-cell table:number-columns-repeated="6"/>
          <table:table-cell office:value-type="string" calcext:value-type="string">
            <text:p>Zeilennummer 431: "* A castl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arum ist hier ein Schloss mitten im Schrank...?/%",</text:p>
          </table:table-cell>
          <table:table-cell table:number-columns-repeated="6"/>
          <table:table-cell office:value-type="string" calcext:value-type="string">
            <text:p>Zeilennummer 431: "* Why the hell is there a castle inside a supply closet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Willkommen^1, Helden...!/%",</text:p>
          </table:table-cell>
          <table:table-cell table:number-columns-repeated="6"/>
          <table:table-cell office:value-type="string" calcext:value-type="string">
            <text:p>Zeilennummer 431: "Welcome^1, heroes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er ist da!?/%",</text:p>
          </table:table-cell>
          <table:table-cell table:number-columns-repeated="6"/>
          <table:table-cell office:value-type="string" calcext:value-type="string">
            <text:p>Zeilennummer 431: "* Who's there!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Habt keine Angst..^1.&amp;ich bin kein Feind./",</text:p>
          </table:table-cell>
          <table:table-cell table:number-columns-repeated="6"/>
          <table:table-cell office:value-type="string" calcext:value-type="string">
            <text:p>Zeilennummer 431: "Do not be alarmed..^1.&amp;I am not your enem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Bitte Kommt her^1,&amp;alle beide.../%",</text:p>
          </table:table-cell>
          <table:table-cell table:number-columns-repeated="6"/>
          <table:table-cell office:value-type="string" calcext:value-type="string">
            <text:p>Zeilennummer 431: "Please come forward^1,&amp;both of you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Kris^1, Susie..^1.&amp;* Danke, dass Ihr mir gelauscht habt./",</text:p>
          </table:table-cell>
          <table:table-cell table:number-columns-repeated="6"/>
          <table:table-cell office:value-type="string" calcext:value-type="string">
            <text:p>Zeilennummer 431: "* Kris^1, Susie..^1.&amp;* Thank you for listening to my long ta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 denke echt, dass Ihr die \\cYHELDEN\\cW der \\cYLEGENDE\\cW seid./",</text:p>
          </table:table-cell>
          <table:table-cell table:number-columns-repeated="6"/>
          <table:table-cell office:value-type="string" calcext:value-type="string">
            <text:p>Zeilennummer 431: "* I deeply believe you two are the \\cYHEROES\\cW of the \\cYLEGEND\\c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Das bedeutet, dass Ihr Jeden Feind.../",</text:p>
          </table:table-cell>
          <table:table-cell table:number-columns-repeated="6"/>
          <table:table-cell office:value-type="string" calcext:value-type="string">
            <text:p>Zeilennummer 431: "* That despite whatever enemies you may fac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... Mit \\cYCOURAGE\\cW begegnet^1, um \\cYDIE WELT ZU RETTEN\\cW./",</text:p>
          </table:table-cell>
          <table:table-cell table:number-columns-repeated="6"/>
          <table:table-cell office:value-type="string" calcext:value-type="string">
            <text:p>Zeilennummer 431: "* ... You two have the \\cYCOURAGE\\cW to \\cYSAVE THE WORLD\\c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\\cYDELTA KRIEGER\\cW!^1 &amp;* Bitte^1, akzeptiert Ihr euer Schicksal...?/%",</text:p>
          </table:table-cell>
          <table:table-cell table:number-columns-repeated="6"/>
          <table:table-cell office:value-type="string" calcext:value-type="string">
            <text:p>Zeilennummer 431: "* \\cYDELTA WARRIORS\\cW!^1 &amp;* Please^1, won't you accept your destiny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Uhhh..^3.&amp;* Nah./",</text:p>
          </table:table-cell>
          <table:table-cell table:number-columns-repeated="6"/>
          <table:table-cell office:value-type="string" calcext:value-type="string">
            <text:p>Zeilennummer 431: "* Uhhh..^3.&amp;* Na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... was?/",</text:p>
          </table:table-cell>
          <table:table-cell table:number-columns-repeated="6"/>
          <table:table-cell office:value-type="string" calcext:value-type="string">
            <text:p>Zeilennummer 431: "* W... w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^1?&amp;* Irgend ein Held...?/",</text:p>
          </table:table-cell>
          <table:table-cell table:number-columns-repeated="6"/>
          <table:table-cell office:value-type="string" calcext:value-type="string">
            <text:p>Zeilennummer 431: "* Me^1?&amp;* Some kind of hero or something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Da hast du die Falsche./",</text:p>
          </table:table-cell>
          <table:table-cell table:number-columns-repeated="6"/>
          <table:table-cell office:value-type="string" calcext:value-type="string">
            <text:p>Zeilennummer 431: "\\E2* You've got the wrong perso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A-aber Susie^1, ohne dich^1, wird...&amp;* wird die Welt.../",</text:p>
          </table:table-cell>
          <table:table-cell table:number-columns-repeated="6"/>
          <table:table-cell office:value-type="string" calcext:value-type="string">
            <text:p>Zeilennummer 431: "* B-but Susie^1, without you^1, the...&amp;* The world will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Na und?&amp;* wird die Welt halt untergehen.../",</text:p>
          </table:table-cell>
          <table:table-cell table:number-columns-repeated="6"/>
          <table:table-cell office:value-type="string" calcext:value-type="string">
            <text:p>Zeilennummer 431: "* So what?&amp;* If the world gets destroye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es interessiert mich nicht./",</text:p>
          </table:table-cell>
          <table:table-cell table:number-columns-repeated="6"/>
          <table:table-cell office:value-type="string" calcext:value-type="string">
            <text:p>Zeilennummer 431: "\\E1* It's none of my damn busin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Ehrlich gesagt macht es vielleicht, sogar Spaß./",</text:p>
          </table:table-cell>
          <table:table-cell table:number-columns-repeated="6"/>
          <table:table-cell office:value-type="string" calcext:value-type="string">
            <text:p>Zeilennummer 431: "\\E2* Might even be kind of fun, honest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.../",</text:p>
          </table:table-cell>
          <table:table-cell table:number-columns-repeated="6"/>
          <table:table-cell office:value-type="string" calcext:value-type="string">
            <text:p>Zeilennummer 4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Aufjedenfall^1, Kris.../",</text:p>
          </table:table-cell>
          <table:table-cell table:number-columns-repeated="6"/>
          <table:table-cell office:value-type="string" calcext:value-type="string">
            <text:p>Zeilennummer 431: "* Anyway^1, Kri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Wenn DU mit diesem Sonderling spielen willst.../",</text:p>
          </table:table-cell>
          <table:table-cell table:number-columns-repeated="6"/>
          <table:table-cell office:value-type="string" calcext:value-type="string">
            <text:p>Zeilennummer 431: "\\E0* If YOU wanna play pretend with this weirdo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Viel Spaß./",</text:p>
          </table:table-cell>
          <table:table-cell table:number-columns-repeated="6"/>
          <table:table-cell office:value-type="string" calcext:value-type="string">
            <text:p>Zeilennummer 431: "\\E1* Stick aroun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ICH suche den Ausgang./",</text:p>
          </table:table-cell>
          <table:table-cell table:number-columns-repeated="6"/>
          <table:table-cell office:value-type="string" calcext:value-type="string">
            <text:p>Zeilennummer 431: "\\E2* I'M going to find a way out of 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Susie..^1.&amp;* warte!/%",</text:p>
          </table:table-cell>
          <table:table-cell table:number-columns-repeated="6"/>
          <table:table-cell office:value-type="string" calcext:value-type="string">
            <text:p>Zeilennummer 431: "* Susie..^1.&amp;* Wai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Ho ho ho!/",</text:p>
          </table:table-cell>
          <table:table-cell table:number-columns-repeated="6"/>
          <table:table-cell office:value-type="string" calcext:value-type="string">
            <text:p>Zeilennummer 431: "* Ho ho h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Die Helden rennen schon weg.../",</text:p>
          </table:table-cell>
          <table:table-cell table:number-columns-repeated="6"/>
          <table:table-cell office:value-type="string" calcext:value-type="string">
            <text:p>Zeilennummer 431: "\\E0* The heroes are already running away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Und sie wussten nicht mal, dass ich da bin./",</text:p>
          </table:table-cell>
          <table:table-cell table:number-columns-repeated="6"/>
          <table:table-cell office:value-type="string" calcext:value-type="string">
            <text:p>Zeilennummer 431: "\\E1* And they didn't even know I was 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3* Ich werde Sohn des Monats!/",</text:p>
          </table:table-cell>
          <table:table-cell table:number-columns-repeated="6"/>
          <table:table-cell office:value-type="string" calcext:value-type="string">
            <text:p>Zeilennummer 431: "\\E3* My dad's gonna make me Son of the Month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3* Ich werde Sohn des Monats!/",</text:p>
          </table:table-cell>
          <table:table-cell table:number-columns-repeated="6"/>
          <table:table-cell office:value-type="string" calcext:value-type="string">
            <text:p>Zeilennummer 431: "\\E3* My dad's gonna make me Son of the Month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er bist du!?/",</text:p>
          </table:table-cell>
          <table:table-cell table:number-columns-repeated="6"/>
          <table:table-cell office:value-type="string" calcext:value-type="string">
            <text:p>Zeilennummer 431: "* Who the hell are you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 bin...!/%",</text:p>
          </table:table-cell>
          <table:table-cell table:number-columns-repeated="6"/>
          <table:table-cell office:value-type="string" calcext:value-type="string">
            <text:p>Zeilennummer 431: "* I'm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Ho ho ho^1!&amp;* ein Nerd weniger^1, bleiben noch zwei!/",</text:p>
          </table:table-cell>
          <table:table-cell table:number-columns-repeated="6"/>
          <table:table-cell office:value-type="string" calcext:value-type="string">
            <text:p>Zeilennummer 431: "* Ho ho ho^1!&amp;* One nerd down^1, two to g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er Bist Du!?/",</text:p>
          </table:table-cell>
          <table:table-cell table:number-columns-repeated="6"/>
          <table:table-cell office:value-type="string" calcext:value-type="string">
            <text:p>Zeilennummer 431: "* Who the hell are you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 bin...!/%",</text:p>
          </table:table-cell>
          <table:table-cell table:number-columns-repeated="6"/>
          <table:table-cell office:value-type="string" calcext:value-type="string">
            <text:p>Zeilennummer 431: "* I'm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Der Bad Guy./",</text:p>
          </table:table-cell>
          <table:table-cell table:number-columns-repeated="6"/>
          <table:table-cell office:value-type="string" calcext:value-type="string">
            <text:p>Zeilennummer 431: "* The bad gu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Ihr \\cYCLOWNS\\cW wollt DEN \\cYDunkel Geysir\\cW versiegeln, huh!?/",</text:p>
          </table:table-cell>
          <table:table-cell table:number-columns-repeated="6"/>
          <table:table-cell office:value-type="string" calcext:value-type="string">
            <text:p>Zeilennummer 431: "\\E0* You \\cYCLOWNS\\cW want to seal our \\cYDARK FOUNTAIN\\cW, huh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Und ^2- ich bezeichne euch IMMERNOCH als \\cYCLOWNS\\cW-/",</text:p>
          </table:table-cell>
          <table:table-cell table:number-columns-repeated="6"/>
          <table:table-cell office:value-type="string" calcext:value-type="string">
            <text:p>Zeilennummer 431: "\\E2* And ^2- STILL picturing you guys as \\cYCLOWNS\\cW -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Die Welt vor der KOMPLETTEN DUNKELHEIT retten, huh!?/",</text:p>
          </table:table-cell>
          <table:table-cell table:number-columns-repeated="6"/>
          <table:table-cell office:value-type="string" calcext:value-type="string">
            <text:p>Zeilennummer 431: "\\E0* Save the world from ETERNAL DARKNESS, huh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Uh./",</text:p>
          </table:table-cell>
          <table:table-cell table:number-columns-repeated="6"/>
          <table:table-cell office:value-type="string" calcext:value-type="string">
            <text:p>Zeilennummer 431: "\\E0* E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Versucht es nicht zu leugnen...!/",</text:p>
          </table:table-cell>
          <table:table-cell table:number-columns-repeated="6"/>
          <table:table-cell office:value-type="string" calcext:value-type="string">
            <text:p>Zeilennummer 431: "* Don't try to deny it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Wir wissen beide, dass Ihr nach \\cYOSTEN\\cW geht!/",</text:p>
          </table:table-cell>
          <table:table-cell table:number-columns-repeated="6"/>
          <table:table-cell office:value-type="string" calcext:value-type="string">
            <text:p>Zeilennummer 431: "\\E0* We both know you'll go \\cYEAST\\cW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Es ist der einzige Heimweg!/",</text:p>
          </table:table-cell>
          <table:table-cell table:number-columns-repeated="6"/>
          <table:table-cell office:value-type="string" calcext:value-type="string">
            <text:p>Zeilennummer 431: "* It's your only way ho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Aber^1, ICH^1, LANCER^1, erlaube es nicht!/",</text:p>
          </table:table-cell>
          <table:table-cell table:number-columns-repeated="6"/>
          <table:table-cell office:value-type="string" calcext:value-type="string">
            <text:p>Zeilennummer 431: "\\E2* But^1, I^1, LANCER^1, won't let you go ther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Und ich habe nun einen idiotensicheren zweistufen Plan./",</text:p>
          </table:table-cell>
          <table:table-cell table:number-columns-repeated="6"/>
          <table:table-cell office:value-type="string" calcext:value-type="string">
            <text:p>Zeilennummer 431: "\\E0* And I've got a flawless two step plan to ensure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1.^3&amp;* ich vernichte euch./",</text:p>
          </table:table-cell>
          <table:table-cell table:number-columns-repeated="6"/>
          <table:table-cell office:value-type="string" calcext:value-type="string">
            <text:p>Zeilennummer 431: "\\E2* Step one^3.&amp;* I thrash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2.^3&amp;* Ihr Verliert!/",</text:p>
          </table:table-cell>
          <table:table-cell table:number-columns-repeated="6"/>
          <table:table-cell office:value-type="string" calcext:value-type="string">
            <text:p>Zeilennummer 431: "\\E1* Step two^3.&amp;* You los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Hmm^2. Guter Plan^1, Kind./",</text:p>
          </table:table-cell>
          <table:table-cell table:number-columns-repeated="6"/>
          <table:table-cell office:value-type="string" calcext:value-type="string">
            <text:p>Zeilennummer 431: "\\E1* Hmm^2. Nice plan^1, k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E-echt jetzt...?/",</text:p>
          </table:table-cell>
          <table:table-cell table:number-columns-repeated="6"/>
          <table:table-cell office:value-type="string" calcext:value-type="string">
            <text:p>Zeilennummer 431: "\\E6* R-really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Ja, eigentlich.../",</text:p>
          </table:table-cell>
          <table:table-cell table:number-columns-repeated="6"/>
          <table:table-cell office:value-type="string" calcext:value-type="string">
            <text:p>Zeilennummer 431: "\\E2* Yeah, actually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3* sollten wir den Plan gegen dich werwenden!/%",</text:p>
          </table:table-cell>
          <table:table-cell table:number-columns-repeated="6"/>
          <table:table-cell office:value-type="string" calcext:value-type="string">
            <text:p>Zeilennummer 431: "\\E3* Mind if we use it on you instead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Der Bad Guy./",</text:p>
          </table:table-cell>
          <table:table-cell table:number-columns-repeated="6"/>
          <table:table-cell office:value-type="string" calcext:value-type="string">
            <text:p>Zeilennummer 431: "* The bad gu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\"Bad Guy?\"/",</text:p>
          </table:table-cell>
          <table:table-cell table:number-columns-repeated="6"/>
          <table:table-cell office:value-type="string" calcext:value-type="string">
            <text:p>Zeilennummer 431: "\\E0* \"Bad guy?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Du weißt^2.&amp;* Pikgeformtes kind^2.&amp;* Von der Legende?/",</text:p>
          </table:table-cell>
          <table:table-cell table:number-columns-repeated="6"/>
          <table:table-cell office:value-type="string" calcext:value-type="string">
            <text:p>Zeilennummer 431: "\\E6* You know^2.&amp;* Teardrop-headed kid^2.&amp;* From the legen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... Nein?/",</text:p>
          </table:table-cell>
          <table:table-cell table:number-columns-repeated="6"/>
          <table:table-cell office:value-type="string" calcext:value-type="string">
            <text:p>Zeilennummer 431: "\\E1* ... No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4* Oh Junge^2.&amp;* Das wird Schwierig./%",</text:p>
          </table:table-cell>
          <table:table-cell table:number-columns-repeated="6"/>
          <table:table-cell office:value-type="string" calcext:value-type="string">
            <text:p>Zeilennummer 431: "\\E4* Aw boy^2.&amp;* This is gonna be hard to explain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Ühm..^1.&amp;* Darf ich was dazu sagen...?/",</text:p>
          </table:table-cell>
          <table:table-cell table:number-columns-repeated="6"/>
          <table:table-cell office:value-type="string" calcext:value-type="string">
            <text:p>Zeilennummer 431: "* Umm..^1.&amp;* I could help explain it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Halt dich daraus^2, kindchen!/",</text:p>
          </table:table-cell>
          <table:table-cell table:number-columns-repeated="6"/>
          <table:table-cell office:value-type="string" calcext:value-type="string">
            <text:p>Zeilennummer 431: "\\E0* Stay out of this^2, kindbo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Nein^1!&amp;* ich verteidige die Helden mit meinem Leben!/",</text:p>
          </table:table-cell>
          <table:table-cell table:number-columns-repeated="6"/>
          <table:table-cell office:value-type="string" calcext:value-type="string">
            <text:p>Zeilennummer 431: "\\E0* No^1!&amp;* I'll protect the heroes with my lif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Ühm^1, halt dich bitte raus! ich will wissen^1, was er zusagen hat./%",</text:p>
          </table:table-cell>
          <table:table-cell table:number-columns-repeated="6"/>
          <table:table-cell office:value-type="string" calcext:value-type="string">
            <text:p>Zeilennummer 431: "\\E0* Actually^1, can you hold off?&amp;* I wanna hear this ki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OK^1, nun^1, kurz gesagt^2.&amp;* Ihr seid Helden./",</text:p>
          </table:table-cell>
          <table:table-cell table:number-columns-repeated="6"/>
          <table:table-cell office:value-type="string" calcext:value-type="string">
            <text:p>Zeilennummer 431: "\\E6* OK^1, so^1, long story short^2.&amp;* You guys are hero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hr geht nach OSTEN^2, und versiegelt den Dunklen Geysir./",</text:p>
          </table:table-cell>
          <table:table-cell table:number-columns-repeated="6"/>
          <table:table-cell office:value-type="string" calcext:value-type="string">
            <text:p>Zeilennummer 431: "* You wanna go EAST^2, and seal our DARK FOUNTAI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Dies hindert die Dunkelheit, die Welt zu Vernichten./",</text:p>
          </table:table-cell>
          <table:table-cell table:number-columns-repeated="6"/>
          <table:table-cell office:value-type="string" calcext:value-type="string">
            <text:p>Zeilennummer 431: "\\E6* That'll stop darkness from covering the worl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Wir^2, jedoch^2, lassen es nicht zu^2, denn</text:p>
          </table:table-cell>
          <table:table-cell table:number-columns-repeated="6"/>
          <table:table-cell office:value-type="string" calcext:value-type="string">
            <text:p>Zeilennummer 431: "* We^2, on the other hand^2, don't want that^2, becau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Wir regieren^2, und es ist großartig./",</text:p>
          </table:table-cell>
          <table:table-cell table:number-columns-repeated="6"/>
          <table:table-cell office:value-type="string" calcext:value-type="string">
            <text:p>Zeilennummer 431: "\\E1* It would rule^2, and be grea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Warte^2, warum sollen wir dich aufhalten?/",</text:p>
          </table:table-cell>
          <table:table-cell table:number-columns-repeated="6"/>
          <table:table-cell office:value-type="string" calcext:value-type="string">
            <text:p>Zeilennummer 431: "\\E2* Wait^2, why DO we want to stop t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7* Uhh^1, ich weiß nicht..^2.&amp;* Sollte ich mal meinen Vater fragen?/%",</text:p>
          </table:table-cell>
          <table:table-cell table:number-columns-repeated="6"/>
          <table:table-cell office:value-type="string" calcext:value-type="string">
            <text:p>Zeilennummer 431: "\\E7* Uhh^1, I dunno..^2.&amp;* I guess I could go ask my dad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 kann's gerne sagen!/",</text:p>
          </table:table-cell>
          <table:table-cell table:number-columns-repeated="6"/>
          <table:table-cell office:value-type="string" calcext:value-type="string">
            <text:p>Zeilennummer 431: "* I could tell you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NEIN./%",</text:p>
          </table:table-cell>
          <table:table-cell table:number-columns-repeated="6"/>
          <table:table-cell office:value-type="string" calcext:value-type="string">
            <text:p>Zeilennummer 431: "* We GOT th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Der Punkt ist^2, Du willst uns besiegen?/",</text:p>
          </table:table-cell>
          <table:table-cell table:number-columns-repeated="6"/>
          <table:table-cell office:value-type="string" calcext:value-type="string">
            <text:p>Zeilennummer 431: "\\E1* So the POINT is^2, you wanna fight u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1* Korrect-a-mundo!/",</text:p>
          </table:table-cell>
          <table:table-cell table:number-columns-repeated="6"/>
          <table:table-cell office:value-type="string" calcext:value-type="string">
            <text:p>Zeilennummer 431: "\\E1* Correct-a-mund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3* NUN sage ich dir mal was, dass du verstehst./%",</text:p>
          </table:table-cell>
          <table:table-cell table:number-columns-repeated="6"/>
          <table:table-cell office:value-type="string" calcext:value-type="string">
            <text:p>Zeilennummer 431: "\\E3* NOW you're telling me something I understan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Gehts euch gut...?/%",</text:p>
          </table:table-cell>
          <table:table-cell table:number-columns-repeated="6"/>
          <table:table-cell office:value-type="string" calcext:value-type="string">
            <text:p>Zeilennummer 431: "* Are you two OK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Um^1, erlaubt mir mich vorzustellen^1, ich bin.../",</text:p>
          </table:table-cell>
          <table:table-cell table:number-columns-repeated="6"/>
          <table:table-cell office:value-type="string" calcext:value-type="string">
            <text:p>Zeilennummer 431: "* Um^1, allow me to introduce myself more properly^1, I a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Boah^1, kannst du die Kapuze runternehmen?/",</text:p>
          </table:table-cell>
          <table:table-cell table:number-columns-repeated="6"/>
          <table:table-cell office:value-type="string" calcext:value-type="string">
            <text:p>Zeilennummer 431: "* Jeez^1, can you take off that hoo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Ich kann dich nicht verstehen./",</text:p>
          </table:table-cell>
          <table:table-cell table:number-columns-repeated="6"/>
          <table:table-cell office:value-type="string" calcext:value-type="string">
            <text:p>Zeilennummer 431: "* I can barely hear you under t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U-ummm^1, Ok.../%",</text:p>
          </table:table-cell>
          <table:table-cell table:number-columns-repeated="6"/>
          <table:table-cell office:value-type="string" calcext:value-type="string">
            <text:p>Zeilennummer 431: "* U-ummm^1, alright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Hallo^1.&amp;* ich bin Ralsei./",</text:p>
          </table:table-cell>
          <table:table-cell table:number-columns-repeated="6"/>
          <table:table-cell office:value-type="string" calcext:value-type="string">
            <text:p>Zeilennummer 431: "* Hello everyone^1.&amp;* I'm Ralsei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Kris, Susie..^2.&amp;* Endlich treffe ich euch!/",</text:p>
          </table:table-cell>
          <table:table-cell table:number-columns-repeated="6"/>
          <table:table-cell office:value-type="string" calcext:value-type="string">
            <text:p>Zeilennummer 431: "\\E0* Kris, Susie..^2.&amp;* It's ever so wonderful to meet you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8* Ich denke wir werden Freunde^1 und..../",</text:p>
          </table:table-cell>
          <table:table-cell table:number-columns-repeated="6"/>
          <table:table-cell office:value-type="string" calcext:value-type="string">
            <text:p>Zeilennummer 431: "\\E8* I'm certain we're going to become great friends^2, and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Im Osten ist der Ausgang^2, richtig?/",</text:p>
          </table:table-cell>
          <table:table-cell table:number-columns-repeated="6"/>
          <table:table-cell office:value-type="string" calcext:value-type="string">
            <text:p>Zeilennummer 431: "\\E0* Best way to leave is East^2, righ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Ja^2!&amp;* Da werden wir hingehen.../",</text:p>
          </table:table-cell>
          <table:table-cell table:number-columns-repeated="6"/>
          <table:table-cell office:value-type="string" calcext:value-type="string">
            <text:p>Zeilennummer 431: "\\E0* Yes^2!&amp;* That's where we'll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Verstanden./%",</text:p>
          </table:table-cell>
          <table:table-cell table:number-columns-repeated="6"/>
          <table:table-cell office:value-type="string" calcext:value-type="string">
            <text:p>Zeilennummer 431: "\\E0* Got i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Seh dich in der Schule^1, Kris./%",</text:p>
          </table:table-cell>
          <table:table-cell table:number-columns-repeated="6"/>
          <table:table-cell office:value-type="string" calcext:value-type="string">
            <text:p>Zeilennummer 431: "* See ya at school^1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Ühm.../",</text:p>
          </table:table-cell>
          <table:table-cell table:number-columns-repeated="6"/>
          <table:table-cell office:value-type="string" calcext:value-type="string">
            <text:p>Zeilennummer 431: "* Um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Ich denke jetzt sind es nur noch wir Zwei^1, nun.../%",</text:p>
          </table:table-cell>
          <table:table-cell table:number-columns-repeated="6"/>
          <table:table-cell office:value-type="string" calcext:value-type="string">
            <text:p>Zeilennummer 431: "\\E6* I suppose it's just the two of us^1, then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5* Kris^1, ich bin der \\cYPRINZ\\cW, aber.../",</text:p>
          </table:table-cell>
          <table:table-cell table:number-columns-repeated="6"/>
          <table:table-cell office:value-type="string" calcext:value-type="string">
            <text:p>Zeilennummer 431: "\\E5* Kris^1, I'm a \\cYPRINCE\\cW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Ich^1, üm^1, habe keine Helfer./",</text:p>
          </table:table-cell>
          <table:table-cell table:number-columns-repeated="6"/>
          <table:table-cell office:value-type="string" calcext:value-type="string">
            <text:p>Zeilennummer 431: "\\E6* I^1, um^1, currently don't have any subject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5* Ich habe hier alleine gewartet.../",</text:p>
          </table:table-cell>
          <table:table-cell table:number-columns-repeated="6"/>
          <table:table-cell office:value-type="string" calcext:value-type="string">
            <text:p>Zeilennummer 431: "\\E5* I've been waiting alone her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6* Um..^1. mein ganzes Leben wartete ich auf euch zwei./",</text:p>
          </table:table-cell>
          <table:table-cell table:number-columns-repeated="6"/>
          <table:table-cell office:value-type="string" calcext:value-type="string">
            <text:p>Zeilennummer 431: "\\E6* Um..^1. My whole life for you two to arriv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0* Also..^2.&amp;* bin ich sehr froh euch zu treffen./",</text:p>
          </table:table-cell>
          <table:table-cell table:number-columns-repeated="6"/>
          <table:table-cell office:value-type="string" calcext:value-type="string">
            <text:p>Zeilennummer 431: "\\E0* So..^2.&amp;* I'm really happy to meet you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8* Ich hoffe wir werden gute Freunde^2, Kris./%",</text:p>
          </table:table-cell>
          <table:table-cell table:number-columns-repeated="6"/>
          <table:table-cell office:value-type="string" calcext:value-type="string">
            <text:p>Zeilennummer 431: "\\E8* I hope we can be good friends^2, Kri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Suchen wir Susie^1.&amp;* Sie muss im Südosten sein./%",</text:p>
          </table:table-cell>
          <table:table-cell table:number-columns-repeated="6"/>
          <table:table-cell office:value-type="string" calcext:value-type="string">
            <text:p>Zeilennummer 431: "* Let's try to find Susie^1.&amp;* She must be to the southeas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* Du darfst vorangehen^1, Kris!/%",</text:p>
          </table:table-cell>
          <table:table-cell table:number-columns-repeated="6"/>
          <table:table-cell office:value-type="string" calcext:value-type="string">
            <text:p>Zeilennummer 431: "* You can lead the way^1, Kri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31: "\\E2* Ok^1, Kind.../",</text:p>
          </table:table-cell>
          <table:table-cell table:number-columns-repeated="6"/>
          <table:table-cell office:value-type="string" calcext:value-type="string">
            <text:p>Zeilennummer 431: "\\E2* Arright^1, kid.../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01:42.971000000</meta:creation-date>
    <dc:date>2023-06-18T20:03:10.394000000</dc:date>
    <meta:editing-duration>PT1M27S</meta:editing-duration>
    <meta:editing-cycles>1</meta:editing-cycles>
    <meta:document-statistic meta:table-count="1" meta:cell-count="193" meta:object-count="0"/>
    <meta:generator>LibreOffice/7.4.3.2$Windows_X86_64 LibreOffice_project/1048a8393ae2eeec98dff31b5c133c5f1d08b890</meta:generator>
  </office:meta>
</office:document-meta>
</file>